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90f1" officeooo:paragraph-rsid="001190f1" style:font-weight-asian="bold" style:font-weight-complex="bold"/>
    </style:style>
    <style:style style:name="P2" style:family="paragraph" style:parent-style-name="Standard">
      <style:paragraph-properties fo:text-align="start" style:justify-single-word="false"/>
      <style:text-properties fo:font-size="14pt" fo:font-weight="bold" officeooo:rsid="0013d73d" officeooo:paragraph-rsid="0013d73d" style:font-weight-asian="bold" style:font-weight-complex="bold"/>
    </style:style>
    <style:style style:name="P3" style:family="paragraph" style:parent-style-name="Standard">
      <style:paragraph-properties fo:text-align="start" style:justify-single-word="false"/>
      <style:text-properties fo:font-size="14pt" fo:font-weight="bold" officeooo:rsid="00152b18" officeooo:paragraph-rsid="00152b18" style:font-weight-asian="bold" style:font-weight-complex="bold"/>
    </style:style>
    <style:style style:name="P4" style:family="paragraph" style:parent-style-name="Standard">
      <style:paragraph-properties fo:text-align="start" style:justify-single-word="false"/>
      <style:text-properties fo:font-size="14pt" fo:font-weight="bold" officeooo:rsid="00164ae2" officeooo:paragraph-rsid="00164ae2" style:font-weight-asian="bold" style:font-weight-complex="bold"/>
    </style:style>
    <style:style style:name="P5" style:family="paragraph" style:parent-style-name="Standard" style:list-style-name="L6">
      <style:paragraph-properties fo:text-align="start" style:justify-single-word="false"/>
      <style:text-properties fo:font-size="14pt" fo:font-weight="normal" officeooo:rsid="00171c9f" officeooo:paragraph-rsid="00171c9f" style:font-weight-asian="normal" style:font-weight-complex="normal"/>
    </style:style>
    <style:style style:name="P6" style:family="paragraph" style:parent-style-name="Standard">
      <style:paragraph-properties fo:text-align="start" style:justify-single-word="false"/>
      <style:text-properties fo:font-size="14pt" fo:font-style="italic" fo:font-weight="bold" officeooo:rsid="0026226d" officeooo:paragraph-rsid="0026226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ize="14pt" fo:font-style="normal" fo:font-weight="bold" officeooo:rsid="001818e9" officeooo:paragraph-rsid="001818e9"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ize="14pt" fo:font-style="normal" fo:font-weight="bold" officeooo:rsid="001b62f8" officeooo:paragraph-rsid="001b62f8"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ize="14pt" fo:font-style="normal" fo:font-weight="bold" officeooo:rsid="001f7f6f" officeooo:paragraph-rsid="001f7f6f"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ize="14pt" fo:font-style="normal" fo:font-weight="bold" officeooo:rsid="002046ae" officeooo:paragraph-rsid="002046ae"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4pt" fo:font-style="normal" fo:font-weight="bold" officeooo:rsid="0024ac2a" officeooo:paragraph-rsid="0024ac2a"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ize="16pt" officeooo:rsid="001190f1" officeooo:paragraph-rsid="001190f1"/>
    </style:style>
    <style:style style:name="P13" style:family="paragraph" style:parent-style-name="Standard" style:list-style-name="L2">
      <style:paragraph-properties fo:text-align="start" style:justify-single-word="false"/>
      <style:text-properties fo:font-size="12pt" fo:font-weight="normal" officeooo:rsid="0012e2dc" officeooo:paragraph-rsid="0012e2dc"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2e2dc" officeooo:paragraph-rsid="0012e2dc" style:font-weight-asian="normal" style:font-weight-complex="normal"/>
    </style:style>
    <style:style style:name="P15" style:family="paragraph" style:parent-style-name="Standard" style:list-style-name="L3">
      <style:paragraph-properties fo:text-align="start" style:justify-single-word="false"/>
      <style:text-properties fo:font-size="12pt" fo:font-weight="normal" officeooo:rsid="0013f4f6" officeooo:paragraph-rsid="0013f4f6" style:font-weight-asian="normal" style:font-weight-complex="normal"/>
    </style:style>
    <style:style style:name="P16" style:family="paragraph" style:parent-style-name="Standard">
      <style:paragraph-properties fo:text-align="start" style:justify-single-word="false"/>
      <style:text-properties fo:font-size="12pt" fo:font-weight="normal" officeooo:rsid="0013f4f6" officeooo:paragraph-rsid="0013f4f6" style:font-weight-asian="normal" style:font-weight-complex="normal"/>
    </style:style>
    <style:style style:name="P17" style:family="paragraph" style:parent-style-name="Standard" style:list-style-name="L4">
      <style:paragraph-properties fo:text-align="start" style:justify-single-word="false"/>
      <style:text-properties fo:font-size="12pt" fo:font-weight="normal" officeooo:rsid="00164ae2" officeooo:paragraph-rsid="00164ae2" style:font-weight-asian="normal" style:font-weight-complex="normal"/>
    </style:style>
    <style:style style:name="P18" style:family="paragraph" style:parent-style-name="Standard">
      <style:paragraph-properties fo:text-align="start" style:justify-single-word="false"/>
      <style:text-properties fo:font-size="12pt" fo:font-weight="normal" officeooo:rsid="00164ae2" officeooo:paragraph-rsid="00164ae2" style:font-weight-asian="normal" style:font-weight-complex="normal"/>
    </style:style>
    <style:style style:name="P19" style:family="paragraph" style:parent-style-name="Standard" style:list-style-name="L6">
      <style:paragraph-properties fo:text-align="start" style:justify-single-word="false"/>
      <style:text-properties fo:font-size="12pt" fo:font-style="normal" fo:font-weight="normal" officeooo:rsid="00179121" officeooo:paragraph-rsid="0017912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79121" officeooo:paragraph-rsid="00179121" style:font-style-asian="normal" style:font-weight-asian="normal" style:font-style-complex="normal" style:font-weight-complex="normal"/>
    </style:style>
    <style:style style:name="P21" style:family="paragraph" style:parent-style-name="Standard" style:list-style-name="L7">
      <style:paragraph-properties fo:text-align="start" style:justify-single-word="false"/>
      <style:text-properties fo:font-size="12pt" fo:font-style="normal" fo:font-weight="normal" officeooo:rsid="0018eb8d" officeooo:paragraph-rsid="0018eb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8eb8d" officeooo:paragraph-rsid="0018eb8d" style:font-style-asian="normal" style:font-weight-asian="normal" style:font-style-complex="normal" style:font-weight-complex="normal"/>
    </style:style>
    <style:style style:name="P23" style:family="paragraph" style:parent-style-name="Standard" style:list-style-name="L8">
      <style:paragraph-properties fo:text-align="start" style:justify-single-word="false"/>
      <style:text-properties fo:font-size="12pt" fo:font-style="normal" fo:font-weight="normal" officeooo:rsid="001d03d0" officeooo:paragraph-rsid="001d03d0" style:font-style-asian="normal" style:font-weight-asian="normal" style:font-style-complex="normal" style:font-weight-complex="normal"/>
    </style:style>
    <style:style style:name="P24" style:family="paragraph" style:parent-style-name="Standard" style:list-style-name="L8">
      <style:paragraph-properties fo:text-align="start" style:justify-single-word="false"/>
      <style:text-properties fo:font-size="12pt" fo:font-style="normal" fo:font-weight="normal" officeooo:rsid="001dc886" officeooo:paragraph-rsid="001dc886" style:font-style-asian="normal" style:font-weight-asian="normal" style:font-style-complex="normal" style:font-weight-complex="normal"/>
    </style:style>
    <style:style style:name="P25" style:family="paragraph" style:parent-style-name="Standard" style:list-style-name="L8">
      <style:paragraph-properties fo:text-align="start" style:justify-single-word="false"/>
      <style:text-properties fo:font-size="12pt" fo:font-style="normal" fo:font-weight="normal" officeooo:rsid="001f1e67" officeooo:paragraph-rsid="001f1e67"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f1e67" officeooo:paragraph-rsid="001f1e67" style:font-style-asian="normal" style:font-weight-asian="normal" style:font-style-complex="normal" style:font-weight-complex="normal"/>
    </style:style>
    <style:style style:name="P27" style:family="paragraph" style:parent-style-name="Standard" style:list-style-name="L10">
      <style:paragraph-properties fo:text-align="start" style:justify-single-word="false"/>
      <style:text-properties fo:font-size="12pt" fo:font-style="normal" fo:font-weight="normal" officeooo:rsid="002310c8" officeooo:paragraph-rsid="002310c8" style:font-style-asian="normal" style:font-weight-asian="normal" style:font-style-complex="normal" style:font-weight-complex="normal"/>
    </style:style>
    <style:style style:name="P28" style:family="paragraph" style:parent-style-name="Standard" style:list-style-name="L9">
      <style:paragraph-properties fo:text-align="start" style:justify-single-word="false"/>
      <style:text-properties fo:font-size="12pt" fo:font-style="normal" fo:font-weight="normal" officeooo:rsid="00247930" officeooo:paragraph-rsid="00247930" style:font-style-asian="normal" style:font-weight-asian="normal" style:font-style-complex="normal" style:font-weight-complex="normal"/>
    </style:style>
    <style:style style:name="P29" style:family="paragraph" style:parent-style-name="Standard" style:list-style-name="L9">
      <style:paragraph-properties fo:text-align="start" style:justify-single-word="false"/>
      <style:text-properties fo:font-size="12pt" fo:font-style="normal" fo:font-weight="normal" officeooo:rsid="0024a23e" officeooo:paragraph-rsid="0024a23e"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4a23e" officeooo:paragraph-rsid="0024a23e" style:font-style-asian="normal" style:font-weight-asian="normal" style:font-style-complex="normal" style:font-weight-complex="normal"/>
    </style:style>
    <style:style style:name="P31" style:family="paragraph" style:parent-style-name="Standard" style:list-style-name="L11">
      <style:paragraph-properties fo:text-align="start" style:justify-single-word="false"/>
      <style:text-properties fo:font-size="12pt" fo:font-style="italic" fo:font-weight="normal" officeooo:rsid="0026226d" officeooo:paragraph-rsid="0026226d"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6226d" officeooo:paragraph-rsid="0026226d" style:font-style-asian="italic" style:font-weight-asian="normal" style:font-style-complex="italic" style:font-weight-complex="normal"/>
    </style:style>
    <style:style style:name="P33" style:family="paragraph" style:parent-style-name="Standard" style:list-style-name="L12">
      <style:paragraph-properties fo:text-align="start" style:justify-single-word="false"/>
      <style:text-properties fo:font-size="12pt" fo:font-style="italic" fo:font-weight="normal" officeooo:rsid="0026755e" officeooo:paragraph-rsid="0026755e"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officeooo:rsid="0026755e" officeooo:paragraph-rsid="0026755e"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officeooo:paragraph-rsid="0026755e"/>
    </style:style>
    <style:style style:name="P36" style:family="paragraph" style:parent-style-name="Standard" style:list-style-name="L6">
      <style:paragraph-properties fo:text-align="start" style:justify-single-word="false"/>
      <style:text-properties fo:font-size="10pt" fo:font-style="italic" fo:font-weight="normal" officeooo:rsid="00171c9f" officeooo:paragraph-rsid="00171c9f" style:font-style-asian="italic" style:font-weight-asian="normal" style:font-style-complex="italic" style:font-weight-complex="normal"/>
    </style:style>
    <style:style style:name="P37" style:family="paragraph" style:parent-style-name="Standard" style:list-style-name="L8">
      <style:paragraph-properties fo:text-align="start" style:justify-single-word="false"/>
      <style:text-properties fo:font-size="10pt" fo:font-style="italic" fo:font-weight="normal" officeooo:rsid="001d03d0" officeooo:paragraph-rsid="001d03d0" style:font-style-asian="italic" style:font-weight-asian="normal" style:font-style-complex="italic" style:font-weight-complex="normal"/>
    </style:style>
    <style:style style:name="P38" style:family="paragraph" style:parent-style-name="Standard" style:list-style-name="L13">
      <style:paragraph-properties fo:text-align="start" style:justify-single-word="false"/>
      <style:text-properties fo:font-weight="normal" officeooo:rsid="0028e847" officeooo:paragraph-rsid="0028e847" style:font-weight-asian="normal" style:font-weight-complex="normal"/>
    </style:style>
    <style:style style:name="P39" style:family="paragraph" style:parent-style-name="Standard">
      <style:paragraph-properties fo:text-align="start" style:justify-single-word="false"/>
      <style:text-properties fo:font-weight="normal" officeooo:rsid="0028e847" officeooo:paragraph-rsid="0028e847" style:font-weight-asian="normal" style:font-weight-complex="normal"/>
    </style:style>
    <style:style style:name="P40" style:family="paragraph" style:parent-style-name="Standard" style:list-style-name="L14">
      <style:paragraph-properties fo:text-align="start" style:justify-single-word="false"/>
      <style:text-properties fo:font-weight="normal" officeooo:rsid="002add19" officeooo:paragraph-rsid="002add19" style:font-weight-asian="normal" style:font-weight-complex="normal"/>
    </style:style>
    <style:style style:name="P41" style:family="paragraph" style:parent-style-name="Standard" style:list-style-name="L14">
      <style:paragraph-properties fo:text-align="start" style:justify-single-word="false"/>
      <style:text-properties fo:font-weight="normal" officeooo:rsid="002c700d" officeooo:paragraph-rsid="002c700d" style:font-weight-asian="normal" style:font-weight-complex="normal"/>
    </style:style>
    <style:style style:name="P42" style:family="paragraph" style:parent-style-name="Standard">
      <style:paragraph-properties fo:text-align="start" style:justify-single-word="false"/>
      <style:text-properties fo:font-weight="normal" officeooo:rsid="002c700d" officeooo:paragraph-rsid="002c700d" style:font-weight-asian="normal" style:font-weight-complex="normal"/>
    </style:style>
    <style:style style:name="P43" style:family="paragraph" style:parent-style-name="Standard" style:list-style-name="L15">
      <style:paragraph-properties fo:text-align="start" style:justify-single-word="false"/>
      <style:text-properties fo:font-weight="normal" officeooo:rsid="002e2aef" officeooo:paragraph-rsid="002e2aef" style:font-weight-asian="normal" style:font-weight-complex="normal"/>
    </style:style>
    <style:style style:name="P44" style:family="paragraph" style:parent-style-name="Standard">
      <style:paragraph-properties fo:text-align="start" style:justify-single-word="false"/>
      <style:text-properties fo:font-weight="normal" officeooo:rsid="002e2aef" officeooo:paragraph-rsid="002e2aef" style:font-weight-asian="normal" style:font-weight-complex="normal"/>
    </style:style>
    <style:style style:name="P45" style:family="paragraph" style:parent-style-name="Standard" style:list-style-name="L16">
      <style:paragraph-properties fo:text-align="start" style:justify-single-word="false"/>
      <style:text-properties fo:font-weight="normal" officeooo:rsid="002f242f" officeooo:paragraph-rsid="002f242f" style:font-weight-asian="normal" style:font-weight-complex="normal"/>
    </style:style>
    <style:style style:name="T1" style:family="text">
      <style:text-properties fo:font-size="10pt"/>
    </style:style>
    <style:style style:name="T2" style:family="text">
      <style:text-properties fo:font-size="10pt" fo:font-style="italic" style:font-style-asian="italic" style:font-style-complex="italic"/>
    </style:style>
    <style:style style:name="T3" style:family="text">
      <style:text-properties fo:font-size="10pt" fo:font-style="italic" officeooo:rsid="001dc886" style:font-style-asian="italic" style:font-style-complex="italic"/>
    </style:style>
    <style:style style:name="T4" style:family="text">
      <style:text-properties fo:font-size="10pt" fo:font-style="italic" style:text-underline-style="none" style:font-style-asian="italic" style:font-style-complex="italic"/>
    </style:style>
    <style:style style:name="T5" style:family="text">
      <style:text-properties fo:font-size="10pt" style:text-underline-style="none"/>
    </style:style>
    <style:style style:name="T6" style:family="text">
      <style:text-properties fo:font-size="10pt" fo:font-style="normal" style:text-underline-style="none" style:font-style-asian="normal" style:font-style-complex="normal"/>
    </style:style>
    <style:style style:name="T7" style:family="text">
      <style:text-properties fo:font-size="12pt" fo:font-style="normal" style:font-style-asian="normal" style:font-style-complex="normal"/>
    </style:style>
    <style:style style:name="T8" style:family="text">
      <style:text-properties fo:font-size="12pt" fo:font-style="normal" style:text-underline-style="none" style:font-style-asian="normal" style:font-style-complex="normal"/>
    </style:style>
    <style:style style:name="T9" style:family="text">
      <style:text-properties fo:font-size="12pt" fo:font-style="normal" style:text-underline-style="none" officeooo:rsid="0026755e" style:font-style-asian="normal" style:font-style-complex="normal"/>
    </style:style>
    <style:style style:name="T10" style:family="text">
      <style:text-properties fo:font-size="12pt" fo:font-style="normal" style:text-underline-style="none" officeooo:rsid="002bdd27" style:font-style-asian="normal" style:font-style-complex="normal"/>
    </style:style>
    <style:style style:name="T11" style:family="text">
      <style:text-properties fo:font-size="12pt" fo:font-style="normal" style:text-underline-style="none" fo:font-weight="normal" officeooo:rsid="0026755e" style:font-style-asian="normal" style:font-weight-asian="normal" style:font-style-complex="normal" style:font-weight-complex="normal"/>
    </style:style>
    <style:style style:name="T12" style:family="text">
      <style:text-properties fo:font-size="12pt" fo:font-style="normal" style:text-underline-style="none" fo:font-weight="bold" style:font-style-asian="normal" style:font-weight-asian="bold" style:font-style-complex="normal" style:font-weight-complex="bold"/>
    </style:style>
    <style:style style:name="T13" style:family="text">
      <style:text-properties fo:font-size="12pt" fo:font-style="normal" style:text-underline-style="none" fo:font-weight="bold" officeooo:rsid="0026755e" style:font-style-asian="normal" style:font-weight-asian="bold" style:font-style-complex="normal" style:font-weight-complex="bold"/>
    </style:style>
    <style:style style:name="T14" style:family="text">
      <style:text-properties officeooo:rsid="00152b18"/>
    </style:style>
    <style:style style:name="T15" style:family="text">
      <style:text-properties fo:font-style="italic" style:font-style-asian="italic" style:font-style-complex="italic"/>
    </style:style>
    <style:style style:name="T16" style:family="text">
      <style:text-properties fo:font-style="italic" officeooo:rsid="001a4a32"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a4a32"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1818e9"/>
    </style:style>
    <style:style style:name="T22" style:family="text">
      <style:text-properties officeooo:rsid="001a4a32"/>
    </style:style>
    <style:style style:name="T23" style:family="text">
      <style:text-properties officeooo:rsid="001dc886"/>
    </style:style>
    <style:style style:name="T2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ils - Webpacker</text:p>
      <text:p text:style-name="P12"/>
      <text:p text:style-name="P1">Webpack</text:p>
      <text:list xml:id="list1842148603" text:style-name="L2">
        <text:list-item>
          <text:p text:style-name="P13">Webpack is a static module bundler for modern Javascript applications. Webpack works with node package manager which gives access to a collection of Javascript libraries.</text:p>
        </text:list-item>
        <text:list-item>
          <text:p text:style-name="P13">For Rails, a gem called Webpacker was created which acts as a wrapper to work with Webpack, which allows Rails access to the Webpack bundler.</text:p>
        </text:list-item>
      </text:list>
      <text:p text:style-name="P14"/>
      <text:p text:style-name="P2">Webpacker</text:p>
      <text:list xml:id="list2096178040" text:style-name="L3">
        <text:list-item>
          <text:p text:style-name="P15">Webpack processes your files, it builds a dependency graph which builds a map of your Javascript code, and the code it relies on such as third party libraries, and then generates bundles of code based on that.</text:p>
          <text:list>
            <text:list-item>
              <text:p text:style-name="P15">tldr; It sees what libraries you need and creates a new bundle (file) which contain all the code you need.</text:p>
            </text:list-item>
          </text:list>
        </text:list-item>
        <text:list-item>
          <text:p text:style-name="P15">Webpack uses 'packs' which live in <text:span text:style-name="T1">'app/javascript/packs' </text:span><text:span text:style-name="T14"><text:s/>and are the entry point to Javascript code you want to use in your application.</text:span></text:p>
        </text:list-item>
      </text:list>
      <text:p text:style-name="P16"/>
      <text:p text:style-name="P3">Webpacker vs. Asset Pipeline</text:p>
      <text:list xml:id="list2428700832" text:style-name="L4">
        <text:list-item>
          <text:p text:style-name="P17">The key difference between the Asset Pipeline and Webpacker is how they bundle code into a file. </text:p>
          <text:list>
            <text:list-item>
              <text:p text:style-name="P17">Using the Asset Pipeline, all javascript code being used was bundled into one large file. The code had to be referenced in the <text:span text:style-name="T2">application.js</text:span><text:span text:style-name="T18"> manifest file. Then that file will be downloaded to a client when it first connected to your server.</text:span></text:p>
            </text:list-item>
            <text:list-item>
              <text:p text:style-name="P17"><text:span text:style-name="T18">Using webpacker, you can have different 'pack' files that can be downloaded only when needed, which reduces the amount of resources required from the client. You can create an unlimited number of packs and just reference that pack on the page it is needed.</text:span></text:p>
            </text:list-item>
          </text:list>
        </text:list-item>
      </text:list>
      <text:p text:style-name="P18"><text:span text:style-name="T18"/></text:p>
      <text:p text:style-name="P4"><text:span text:style-name="T18">Webpacker In View</text:span></text:p>
      <text:list xml:id="list3385162450" text:style-name="L6">
        <text:list-item>
          <text:p text:style-name="P5"><text:span text:style-name="T7">Using webpack, you get the following line:</text:span></text:p>
          <text:list>
            <text:list-item>
              <text:p text:style-name="P36">&lt;%= javascript_pack_tag 'application', 'data-turbolinks-track' =&gt; 'reload' %&gt;</text:p>
            </text:list-item>
          </text:list>
        </text:list-item>
        <text:list-item>
          <text:p text:style-name="P19">Using the <text:span text:style-name="T2">javascript_pack_tag</text:span>, by default will look in <text:span text:style-name="T2">app/javascript/packs </text:span>directory.</text:p>
        </text:list-item>
        <text:list-item>
          <text:p text:style-name="P19">You are able to include one or several pack files into the app using Webpack, only requiring that you place the pack file in the <text:span text:style-name="T2">packs</text:span> directory<text:span text:style-name="T21"> and then include it in a view.</text:span></text:p>
        </text:list-item>
      </text:list>
      <text:p text:style-name="P20"/>
      <text:p text:style-name="P7">Pack Files</text:p>
      <text:list xml:id="list2945794380" text:style-name="L7">
        <text:list-item>
          <text:p text:style-name="P21">There are no differences between a pack file and a javascript file. The intended use of pack files is to be loaded from elsewhere in your Javascript directory.</text:p>
        </text:list-item>
        <text:list-item>
          <text:p text:style-name="P21">Example: you have a directory such as <text:span text:style-name="T2">/app/javascript/contact_form/ </text:span>which contains the code we use to manage a contact form and then in the packfile, we <text:span text:style-name="T15">import </text:span>or <text:span text:style-name="T15">require</text:span> the files we need from <text:span text:style-name="T2">../contact_form/files_needed</text:span>.<text:span text:style-name="T22"> Be sure you are in the correct directory by using </text:span><text:span text:style-name="T16">../</text:span></text:p>
        </text:list-item>
      </text:list>
      <text:p text:style-name="P22"><text:span text:style-name="T19"/></text:p>
      <text:p text:style-name="P8"><text:span text:style-name="T22">I</text:span>nstalling Libraries</text:p>
      <text:list xml:id="list1935625928" text:style-name="L8">
        <text:list-item>
          <text:p text:style-name="P23">With Rubygems, it uses a Gemfile. You must open the Gemfile and manually add the gem and version and then run <text:span text:style-name="T15">bundle.</text:span></text:p>
        </text:list-item>
        <text:list-item>
          <text:p text:style-name="P23">With Webpacker,<text:span text:style-name="T23"> it uses a </text:span><text:span text:style-name="T3">package.json</text:span><text:span text:style-name="T23">.</text:span> you can use Yarn from the terminal to add a library.</text:p>
          <text:list>
            <text:list-item>
              <text:p text:style-name="P23">example: To add bootstrap, you run:</text:p>
              <text:list>
                <text:list-item>
                  <text:p text:style-name="P37">yarn add bootstrap</text:p>
                </text:list-item>
              </text:list>
            </text:list-item>
            <text:list-item>
              <text:p text:style-name="P24"><text:soft-page-break/>Running this command will update the package.json file and make it readily available.</text:p>
            </text:list-item>
            <text:list-item>
              <text:p text:style-name="P25">You can also add libraries only to development by using <text:span text:style-name="T2">--dev </text:span>option when installing the library.</text:p>
            </text:list-item>
          </text:list>
        </text:list-item>
      </text:list>
      <text:p text:style-name="P26"/>
      <text:list xml:id="list144822400770282" text:continue-numbering="true" text:style-name="L8">
        <text:list-item>
          <text:p text:style-name="P25">Packages installed by Webpacker are placed in the <text:span text:style-name="T2">node_modules</text:span> folder. This folder is excluded from git by default, but can be recreated using the <text:span text:style-name="T2">package.json </text:span><text:span text:style-name="T17">and </text:span><text:span text:style-name="T5">yarn.</text:span></text:p>
        </text:list-item>
        <text:list-item>
          <text:p text:style-name="P25"><text:span text:style-name="T24">Once a library is installed, you need to reference it in your pack file. Webpack references the </text:span><text:span text:style-name="T4">node_modules </text:span><text:span text:style-name="T24">folder as a top level directory and can reference the library starting with its own folder in </text:span><text:span text:style-name="T4">node_modules</text:span><text:span text:style-name="T24">.</text:span></text:p>
        </text:list-item>
      </text:list>
      <text:p text:style-name="P26"><text:span text:style-name="T24"/></text:p>
      <text:p text:style-name="P10"><text:span text:style-name="T24">Other Assets</text:span></text:p>
      <text:list xml:id="list3224650024" text:style-name="L10">
        <text:list-item>
          <text:p text:style-name="P27"><text:span text:style-name="T24">For Rails, Webpack is only used for app-like Javascript while the Asset Pipeline handles all other assets.</text:span></text:p>
        </text:list-item>
        <text:list-item>
          <text:p text:style-name="P27"><text:span text:style-name="T24">However, you can use Webpack for all resources such as css files, images, videos, etc..</text:span></text:p>
        </text:list-item>
      </text:list>
      <text:p text:style-name="P26"><text:span text:style-name="T24"/></text:p>
      <text:p text:style-name="P9"><text:span text:style-name="T24">Dependency Graph</text:span></text:p>
      <text:list xml:id="list650077848" text:style-name="L9">
        <text:list-item>
          <text:p text:style-name="P28"><text:span text:style-name="T24">For Asset Pipeline, all code required was loaded in the </text:span><text:span text:style-name="T4">application.js </text:span><text:span text:style-name="T24">file and Rails only build one dependency graph of the code. This makes sure that no code duplication took place.</text:span></text:p>
          <text:list>
            <text:list-item>
              <text:p text:style-name="P28"><text:span text:style-name="T24">Code duplication can occur when a third party library that uses the same dependency is included alongside with another library that uses the same dependency.</text:span></text:p>
            </text:list-item>
          </text:list>
        </text:list-item>
      </text:list>
      <text:p text:style-name="P30"><text:span text:style-name="T24"/></text:p>
      <text:list xml:id="list144824438967573" text:continue-numbering="true" text:style-name="L9">
        <text:list-item>
          <text:p text:style-name="P29"><text:span text:style-name="T24">Webpack builds a dependency graph for each pack file so it is possible to include the same library more than once when using multiple pack files.</text:span></text:p>
          <text:list>
            <text:list-item>
              <text:p text:style-name="P29"><text:span text:style-name="T24">The easiest way to prevent this (beginner level) is to only use the default </text:span><text:span text:style-name="T4">application.js</text:span><text:span text:style-name="T24"> pack file. If you only have one pack file, then the dependency graph will be built with full knowledge and Webpack will ensure optimization.</text:span></text:p>
            </text:list-item>
          </text:list>
        </text:list-item>
      </text:list>
      <text:p text:style-name="P30"><text:span text:style-name="T24"/></text:p>
      <text:p text:style-name="P11"><text:span text:style-name="T24">Applications For Optimizing Packs</text:span></text:p>
      <text:list xml:id="list1499440605" text:style-name="L11">
        <text:list-item>
          <text:p text:style-name="P31"><text:span text:style-name="T24">bundle-wizard</text:span><text:span text:style-name="T20"> can be used to find unused Javascript modules on pageload.</text:span></text:p>
        </text:list-item>
      </text:list>
      <text:p text:style-name="P32"><text:span text:style-name="T20"/></text:p>
      <text:p text:style-name="P6"><text:span text:style-name="T20">Webpacker Packing Best Practices</text:span></text:p>
      <text:list xml:id="list1719888893" text:style-name="L12">
        <text:list-item>
          <text:p text:style-name="P33"><text:span text:style-name="T20">The key to addressing Webpacker code bloat is to keep all dependencies in the same dependency graph.</text:span></text:p>
        </text:list-item>
      </text:list>
      <text:p text:style-name="P34"><text:span text:style-name="T20"/></text:p>
      <text:p text:style-name="P35"><text:span text:style-name="T11"><text:tab/></text:span><text:span text:style-name="T13">Step 1: Start with one entry point per page</text:span></text:p>
      <text:list xml:id="list2766608313" text:style-name="L13">
        <text:list-item>
          <text:p text:style-name="P38"><text:span text:style-name="T9">W</text:span><text:span text:style-name="T8">ebpack recommends one entry point per page. This means <text:s/>there would only be one usage of the </text:span><text:span text:style-name="T4">javascript_pack_tag</text:span><text:span text:style-name="T6"> </text:span><text:span text:style-name="T8">per page.</text:span></text:p>
        </text:list-item>
      </text:list>
      <text:p text:style-name="P39"><text:span text:style-name="T8"/></text:p>
      <text:p text:style-name="P39"><text:span text:style-name="T8"><text:tab/></text:span><text:span text:style-name="T12">Step 2: Keep the number of packs small</text:span></text:p>
      <text:list xml:id="list1377300471" text:style-name="L14">
        <text:list-item>
          <text:p text:style-name="P40"><text:span text:style-name="T8">Do not split your Javascript into tons of little packs/entry points unless you understand the tradeoffs.</text:span></text:p>
        </text:list-item>
        <text:list-item>
          <text:p text:style-name="P40"><text:span text:style-name="T8">Just </text:span><text:span text:style-name="T10">only </text:span><text:span text:style-name="T8">having an </text:span><text:span text:style-name="T4">'application.js' </text:span><text:span text:style-name="T10">may be worth the tradeoff of learning how to best split up JS code with webpack in smaller applications.</text:span></text:p>
          <text:list>
            <text:list-item>
              <text:p text:style-name="P41"><text:span text:style-name="T10">A</text:span><text:span text:style-name="T8">n application may have only a couple packs such as:</text:span></text:p>
              <text:list>
                <text:list-item>
                  <text:p text:style-name="P41"><text:span text:style-name="T8">public-facing storefront pack</text:span></text:p>
                </text:list-item>
                <text:list-item>
                  <text:p text:style-name="P41"><text:span text:style-name="T8">storefront editor pack</text:span></text:p>
                </text:list-item>
                <text:list-item>
                  <text:p text:style-name="P41"><text:span text:style-name="T8">customer dashboard pack</text:span></text:p>
                </text:list-item>
                <text:list-item>
                  <text:p text:style-name="P41"><text:span text:style-name="T8">employee admin area pack</text:span></text:p>
                </text:list-item>
              </text:list>
            </text:list-item>
          </text:list>
        </text:list-item>
      </text:list>
      <text:p text:style-name="P42"><text:soft-page-break/><text:span text:style-name="T8"><text:tab/></text:span><text:span text:style-name="T12">Step 3: Use dynamic imports</text:span></text:p>
      <text:list xml:id="list2616550152" text:style-name="L15">
        <text:list-item>
          <text:p text:style-name="P43"><text:span text:style-name="T8">Dynamic imports allow you to define split points in code rather than by configuration or multiple entry points.</text:span></text:p>
          <text:list>
            <text:list-item>
              <text:p text:style-name="P43"><text:span text:style-name="T8">The imported modules are not separated packs. They are modules included in the same dependency graph but compiled as separate files. Webpack will load dynamic imports asynchronously at runtime.</text:span></text:p>
            </text:list-item>
          </text:list>
        </text:list-item>
        <text:list-item>
          <text:p text:style-name="P43"><text:span text:style-name="T8">Dynamic imports allow you to divide your 'packs' into smaller pieces while avoiding the redundant module problem.</text:span></text:p>
          <text:list>
            <text:list-item>
              <text:p text:style-name="P43"><text:span text:style-name="T8">You do not need to import every little module in little dynamic chunks, but know the tradeoffs.</text:span></text:p>
            </text:list-item>
          </text:list>
        </text:list-item>
      </text:list>
      <text:p text:style-name="P44"><text:span text:style-name="T8"/></text:p>
      <text:p text:style-name="P44"><text:span text:style-name="T8"><text:tab/></text:span><text:span text:style-name="T12">Step 4: Use splitChunks, when comfortable with Webpack</text:span></text:p>
      <text:list xml:id="list3506466755" text:style-name="L16">
        <text:list-item>
          <text:p text:style-name="P45"><text:span text:style-name="T8">By using splitChunks configuration API to split bundles for vendor code that can be shared across packs, the browser will not have to redownload reused bundles across multiple pages with a warm cach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58" meta:word-count="983" meta:character-count="5725" meta:non-whitespace-character-count="4837"/>
  </office:meta>
</office:document-meta>
</file>